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Vamos paso a paso como propones. Para la sección <text:span text:style-name="Strong_20_Emphasis">“explicar a qué llamamos memoria”</text:span>, podemos organizar el contenido de forma clara y progresiva, comenzando por lo cotidiano y familiar, para luego introducir una definición más abstracta y general. El objetivo será que el lector entienda qué es la memoria, qué tipos existen, y cómo esta idea se puede aplicar fuera del ámbito humano o biológico.</text:p>
      <text:p text:style-name="Horizontal_20_Line"/>
      <text:h text:style-name="Heading_20_3" text:outline-level="3">📚 Estructura propuesta para la sección: <text:span text:style-name="Emphasis">¿Qué es la memoria?</text:span></text:h>
      <text:h text:style-name="Heading_20_4" text:outline-level="4">1. <text:span text:style-name="Strong_20_Emphasis">Memoria humana: la experiencia directa</text:span></text:h>
      <text:list xml:id="list225388997" text:style-name="L1">
        <text:list-item>
          <text:p text:style-name="P1">Introducción a partir de la experiencia cotidiana.</text:p>
        </text:list-item>
        <text:list-item>
          <text:p text:style-name="P1">¿Qué recordamos? (Ej.: nombres, caminos, historias, promesas, emociones).</text:p>
        </text:list-item>
        <text:list-item>
          <text:p text:style-name="P1">¿Cómo se siente “tener memoria”? ¿Y qué ocurre cuando la perdemos?</text:p>
        </text:list-item>
        <text:list-item>
          <text:p text:style-name="P1">Ejemplo: "Puedo recordar dónde nací, qué hice ayer, cómo se llaman mis amigos".</text:p>
        </text:list-item>
      </text:list>
      <text:h text:style-name="Heading_20_5" text:outline-level="5">Objetivo:</text:h>
      <text:p text:style-name="Text_20_body">Crear una conexión emocional e intuitiva. Mostrar que la memoria es inseparable de nuestra identidad.</text:p>
      <text:p text:style-name="Horizontal_20_Line"/>
      <text:h text:style-name="Heading_20_4" text:outline-level="4">2. <text:span text:style-name="Strong_20_Emphasis">Memoria como registro de información</text:span></text:h>
      <text:list xml:id="list3737343332" text:style-name="L2">
        <text:list-item>
          <text:p text:style-name="P2">Expansión del concepto: no solo los humanos tienen memoria.</text:p>
        </text:list-item>
        <text:list-item>
          <text:p text:style-name="P2">Ejemplos:</text:p>
          <text:list>
            <text:list-item>
              <text:p text:style-name="P2">Un libro registra palabras.</text:p>
            </text:list-item>
            <text:list-item>
              <text:p text:style-name="P2">Un cuaderno contiene dibujos.</text:p>
            </text:list-item>
            <text:list-item>
              <text:p text:style-name="P2">Una roca con marcas guarda una historia.</text:p>
            </text:list-item>
            <text:list-item>
              <text:p text:style-name="P2">Una canción grabada en un disco.</text:p>
            </text:list-item>
            <text:list-item>
              <text:p text:style-name="P2">Una imagen en una fotografía.</text:p>
            </text:list-item>
          </text:list>
        </text:list-item>
        <text:list-item>
          <text:p text:style-name="P2">La memoria como <text:span text:style-name="Emphasis">cualquier cosa que pueda almacenar información de forma persistente</text:span>.</text:p>
        </text:list-item>
      </text:list>
      <text:h text:style-name="Heading_20_5" text:outline-level="5">Objetivo:</text:h>
      <text:p text:style-name="Text_20_body">Llevar al lector desde la memoria personal hacia un concepto más general y abstracto.</text:p>
      <text:p text:style-name="Horizontal_20_Line"/>
      <text:h text:style-name="Heading_20_4" text:outline-level="4">3. <text:span text:style-name="Strong_20_Emphasis">Soporte, forma y permanencia</text:span></text:h>
      <text:list xml:id="list3156351242" text:style-name="L3">
        <text:list-item>
          <text:p text:style-name="P3">La memoria necesita un soporte físico: papel, silicio, neuronas, piedra, ADN.</text:p>
        </text:list-item>
        <text:list-item>
          <text:p text:style-name="P3">La forma de la memoria varía: símbolos, sonidos, estructuras químicas.</text:p>
        </text:list-item>
        <text:list-item>
          <text:p text:style-name="P3"><text:soft-page-break/>La permanencia también varía: algunas memorias son efímeras (una conversación), otras casi eternas (una inscripción en mármol).</text:p>
        </text:list-item>
      </text:list>
      <text:h text:style-name="Heading_20_5" text:outline-level="5">Objetivo:</text:h>
      <text:p text:style-name="Text_20_body">Mostrar que lo esencial de la memoria no es el medio, sino su capacidad de conservar información a través del tiempo.</text:p>
      <text:p text:style-name="Horizontal_20_Line"/>
      <text:h text:style-name="Heading_20_4" text:outline-level="4">4. <text:span text:style-name="Strong_20_Emphasis">Una definición general de memoria</text:span></text:h>
      <text:p text:style-name="Quotations">“Llamamos memoria a cualquier mecanismo capaz de conservar y almacenar información de forma que pueda ser recuperada más adelante.”</text:p>
      <text:list xml:id="list2973042834" text:style-name="L4">
        <text:list-item>
          <text:p text:style-name="P4">Esta definición nos permite aplicarla a personas, máquinas, animales, o sistemas más abstractos.</text:p>
        </text:list-item>
        <text:list-item>
          <text:p text:style-name="P4">Aquí podemos dejar una puerta abierta al uso de este concepto en sistemas inteligentes como la máquina lógica.</text:p>
        </text:list-item>
      </text:list>
      <text:p text:style-name="Horizontal_20_Line"/>
      <text:h text:style-name="Heading_20_4" text:outline-level="4">5. <text:span text:style-name="Strong_20_Emphasis">Un cierre evocador</text:span></text:h>
      <text:list xml:id="list2305854885" text:style-name="L5">
        <text:list-item>
          <text:p text:style-name="P5">La memoria como puente entre el pasado y el presente.</text:p>
        </text:list-item>
        <text:list-item>
          <text:p text:style-name="P5">Sin memoria, no hay continuidad, ni aprendizaje, ni identidad.</text:p>
        </text:list-item>
        <text:list-item>
          <text:p text:style-name="P5">Todo sistema inteligente necesita algún tipo de memoria para existir.</text:p>
        </text:list-item>
      </text:list>
      <text:p text:style-name="Horizontal_20_Line"/>
      <text:p text:style-name="Text_20_body">¿Quieres que desarrolle esta estructura en forma de texto narrativo o prefieres revisar primero si esta estructura es adecuada para seguir adelante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0T10:31:47.622000000</meta:creation-date>
    <dc:date>2025-07-20T10:32:23.135000000</dc:date>
    <meta:editing-duration>PT35S</meta:editing-duration>
    <meta:editing-cycles>1</meta:editing-cycles>
    <meta:document-statistic meta:table-count="0" meta:image-count="0" meta:object-count="0" meta:page-count="2" meta:paragraph-count="35" meta:word-count="402" meta:character-count="2501" meta:non-whitespace-character-count="2154"/>
    <meta:generator>LibreOffice/7.3.5.2$Windows_X86_64 LibreOffice_project/184fe81b8c8c30d8b5082578aee2fed2ea847c01</meta:generator>
  </office:meta>
</office:document-meta>
</file>